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8a7" officeooo:paragraph-rsid="000ff8a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f8a7" officeooo:paragraph-rsid="000ff8a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8a7" officeooo:paragraph-rsid="000ff8a7" style:font-size-asian="12pt" style:font-weight-asian="normal" style:font-size-complex="12pt" style:font-weight-complex="normal"/>
    </style:style>
    <style:style style:name="T1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 Renovarão</text:span><text:tab/><text:tab/>Sarah Farias<text:tab/><text:span text:style-name="T1">[ 42 ]</text:span></text:p>
      <text:p text:style-name="P3"><text:span text:style-name="T1"/></text:p>
      <text:p text:style-name="P3">O tempo pode passar, Meu coração nele está</text:p>
      <text:p text:style-name="P3">O seu trono é eterno, Ele reina, Cristo reina</text:p>
      <text:p text:style-name="P3">E os que esperam nele 3X</text:p>
      <text:p text:style-name="P3">Não se fatigarão, Não se cansarão</text:p>
      <text:p text:style-name="P3">Se renovarão se renovarão</text:p>
      <text:p text:style-name="P3">Como águia como águia, Subirão subirão</text:p>
      <text:p text:style-name="P3">Se renovarão, se renovarão</text:p>
      <text:p text:style-name="P3">Como águia, como águia, Subirão, subirão</text:p>
      <text:p text:style-name="P3">O tempo pode passar, Meu coração nele está</text:p>
      <text:p text:style-name="P3">O seu trono é eterno, Ele reina, Cristo reina</text:p>
      <text:p text:style-name="P3">E os que esperam nele, ohhh!</text:p>
      <text:p text:style-name="P3">E os que esperam nele Jesus</text:p>
      <text:p text:style-name="P3">E os que esperam nele</text:p>
      <text:p text:style-name="P3">Não se fatigarão, Não se cansarão</text:p>
      <text:p text:style-name="P3">Se renovarão se renovarão</text:p>
      <text:p text:style-name="P3">Como águia como águia</text:p>
      <text:p text:style-name="P3">Subirão subirão</text:p>
      <text:p text:style-name="P3"/>
      <text:p text:style-name="P3">Se renovarão, se renovarão</text:p>
      <text:p text:style-name="P3">Como águia, como águia</text:p>
      <text:p text:style-name="P3">Subirão, subirão</text:p>
      <text:p text:style-name="P3"/>
      <text:p text:style-name="P3">Ohh, ohh</text:p>
      <text:p text:style-name="P3">Ohh, ohh</text:p>
      <text:p text:style-name="P3"/>
      <text:p text:style-name="P3">Mas os que esperam no Senhor</text:p>
      <text:p text:style-name="P3">Renovaram as suas forças</text:p>
      <text:p text:style-name="P3">Subiram com asas como águias</text:p>
      <text:p text:style-name="P3">Correrão e não se cansarão</text:p>
      <text:p text:style-name="P3">Caminharão e não se fatigarão</text:p>
      <text:p text:style-name="P3">Ehh</text:p>
      <text:p text:style-name="P3">Me renovarei</text:p>
      <text:p text:style-name="P3">Me renovarei</text:p>
      <text:p text:style-name="P3">Como águia, como águia</text:p>
      <text:p text:style-name="P3">Subirei, subi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8T17:20:02.856027338</dc:date>
    <meta:editing-cycles>11</meta:editing-cycles>
    <meta:editing-duration>PT19M27S</meta:editing-duration>
    <meta:generator>LibreOffice/5.2.5.1$Linux_X86_64 LibreOffice_project/20m0$Build-1</meta:generator>
    <meta:document-statistic meta:table-count="0" meta:image-count="0" meta:object-count="0" meta:page-count="1" meta:paragraph-count="33" meta:word-count="156" meta:character-count="843" meta:non-whitespace-character-count="719"/>
  </office:meta>
</office:document-meta>
</file>